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cb14" officeooo:paragraph-rsid="000acb14"/>
    </style:style>
    <style:style style:name="P2" style:family="paragraph" style:parent-style-name="Standard">
      <style:text-properties officeooo:rsid="000cca80" officeooo:paragraph-rsid="000cca80"/>
    </style:style>
    <style:style style:name="T1" style:family="text">
      <style:text-properties officeooo:rsid="000cc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ôle de connaissance</text:p>
      <text:p text:style-name="P1"/>
      <text:p text:style-name="P1">Expliquez la différence entre essence et accident.</text:p>
      <text:p text:style-name="P1">Donnez au moins une cause finale des grandes découvertes.</text:p>
      <text:p text:style-name="P1">Donnez au moins une cause efficiente des grandes découvertes.</text:p>
      <text:p text:style-name="P1">Donnez les deux sens principaux de la notion de culture.</text:p>
      <text:p text:style-name="P1">Au Moyen-Âge, on situe l’homme par opposition à deux types d’êtres. Lesquels ?</text:p>
      <text:p text:style-name="P1">Par quel critère a-t-on l’habitude d’opposer l’homme à l’animal ?</text:p>
      <text:p text:style-name="P1">Au cours de quelle controverse célèbre les espagnols ont-ils débattu du statut à accorder aux « Indiens »  d’Amérique ?</text:p>
      <text:p text:style-name="P1">Pour un Grec, qu’est-ce qu’un « barbare » ? D’où vient ce mot ?</text:p>
      <text:p text:style-name="P1">Quand on utilise le mot « barbare » dans son sens ethnocentrique, on fait en réalité deux choses. Lesquelles ?</text:p>
      <text:p text:style-name="P1">Définissez l’ethnocentrisme</text:p>
      <text:p text:style-name="P1">Quelle est la tendance psychologique profonde dans laquelle s’enracine l’ethnocentrisme ?</text:p>
      <text:p text:style-name="P1">Expliquez en quoi l’ethnocentrisme est une attitude intellectuelle paradoxale.</text:p>
      <text:p text:style-name="P1">« <text:span text:style-name="T1">Le barbare, c’est l’homme qui croit à la barbarie » : expliquez pourquoi cette phrase est paradoxale. Comment peut-on néanmoins lui donner un sens ?</text:span></text:p>
      <text:p text:style-name="P2">Expliquez la différence entre les jugements descriptifs et les jugements normatifs.</text:p>
      <text:p text:style-name="P2">Expliquez ce qu’est le relativisme culturel.</text:p>
      <text:p text:style-name="P2">Pourquoi le relativisme culturel est-il une attitude contradictoire ?</text:p>
      <text:p text:style-name="P2">Pourquoi le relativisme culturel est-il une attitude moralement dangereuse 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4:13:56.575000000</meta:creation-date>
    <dc:title>Page vierge</dc:title>
    <meta:generator>LibreOffice/7.2.5.2$Windows_X86_64 LibreOffice_project/499f9727c189e6ef3471021d6132d4c694f357e5</meta:generator>
    <meta:editing-duration>PT6M52S</meta:editing-duration>
    <meta:editing-cycles>2</meta:editing-cycles>
    <dc:date>2022-10-20T14:30:59.435000000</dc:date>
    <meta:document-statistic meta:table-count="0" meta:image-count="0" meta:object-count="0" meta:page-count="1" meta:paragraph-count="18" meta:word-count="199" meta:character-count="1299" meta:non-whitespace-character-count="1117"/>
    <meta:template xlink:type="simple" xlink:actuate="onRequest" xlink:title="Page vierge" xlink:href="../../../../../../AppData/Roaming/LibreOffice/4/user/template/Page%20vierge1.ott" meta:date="2022-10-20T14:13:56.230000000"/>
  </office:meta>
</office:document-meta>
</file>